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5.59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41.29mm"/>
    </style:style>
    <style:style style:name="co8" style:family="table-column">
      <style:table-column-properties fo:break-before="auto" style:column-width="50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false"/>
    </style:style>
    <style:style style:name="ro3" style:family="table-row">
      <style:table-row-properties style:row-height="7.23mm" fo:break-before="auto" style:use-optimal-row-height="fals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2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>
          <table:table-cell table:style-name="ce3" office:value-type="string" calcext:value-type="string">
            <text:p>versão</text:p>
          </table:table-cell>
          <table:table-cell table:style-name="ce3" office:value-type="string" calcext:value-type="string">
            <text:p>teste número</text:p>
          </table:table-cell>
          <table:table-cell table:style-name="ce3" office:value-type="string" calcext:value-type="string">
            <text:p>tamanho da imagem</text:p>
          </table:table-cell>
          <table:table-cell table:style-name="ce3" office:value-type="string" calcext:value-type="string">
            <text:p>tempo (segundo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4.83688116073608" calcext:value-type="float">
            <text:p>4,83688116073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9404571056366" calcext:value-type="float">
            <text:p>4,9404571056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4.83366799354553" calcext:value-type="float">
            <text:p>4,83366799354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4.95036196708679" calcext:value-type="float">
            <text:p>4,950361967086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48793697357178" calcext:value-type="float">
            <text:p>5,48793697357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0X376</text:p>
          </table:table-cell>
          <table:table-cell office:value-type="float" office:value="5.51372504234314" calcext:value-type="float">
            <text:p>5,51372504234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5.0890350341797" calcext:value-type="float">
            <text:p>45,08903503417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45.3796601295471" calcext:value-type="float">
            <text:p>45,37966012954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5.6042931079864" calcext:value-type="float">
            <text:p>45,60429310798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8.0443589687347" calcext:value-type="float">
            <text:p>48,0443589687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20X1080</text:p>
          </table:table-cell>
          <table:table-cell office:value-type="float" office:value="50.7677419185638" calcext:value-type="float">
            <text:p>50,76774191856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office:value-type="float" office:value="141.068480845" calcext:value-type="float">
            <text:p>141,0684808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4608X3072</text:p>
          </table:table-cell>
          <table:table-cell office:value-type="float" office:value="307.389292955399" calcext:value-type="float">
            <text:p>307,389292955399</text:p>
          </table:table-cell>
          <table:table-cell table:number-columns-repeated="1019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4.78209185600281" calcext:value-type="float">
            <text:p>4,78209185600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86059904098511" calcext:value-type="float">
            <text:p>4,86059904098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4.76216721534729" calcext:value-type="float">
            <text:p>4,762167215347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4.76707887649536" calcext:value-type="float">
            <text:p>4,767078876495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04390788078308" calcext:value-type="float">
            <text:p>5,04390788078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0X1080</text:p>
          </table:table-cell>
          <table:table-cell office:value-type="float" office:value="44.3843629360199" calcext:value-type="float">
            <text:p>44,3843629360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8.0578460693359" calcext:value-type="float">
            <text:p>48,0578460693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45.8871459960938" calcext:value-type="float">
            <text:p>45,88714599609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6.7660360336304" calcext:value-type="float">
            <text:p>46,7660360336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5.3075931072235" calcext:value-type="float">
            <text:p>45,3075931072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72X2048</text:p>
          </table:table-cell>
          <table:table-cell office:value-type="float" office:value="152.72768571" calcext:value-type="float">
            <text:p>152,727685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4608X3072</text:p>
          </table:table-cell>
          <table:table-cell table:style-name="ce2" office:value-type="float" office:value="322.565080165863" calcext:value-type="float">
            <text:p>322,565080165863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5.03224587440491" calcext:value-type="float">
            <text:p>5,03224587440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93578195571899" calcext:value-type="float">
            <text:p>4,935781955718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4.88075804710388" calcext:value-type="float">
            <text:p>4,88075804710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5.44732403755188" calcext:value-type="float">
            <text:p>5,44732403755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59502792358398" calcext:value-type="float">
            <text:p>5,59502792358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0X1080</text:p>
          </table:table-cell>
          <table:table-cell office:value-type="float" office:value="46.719614982605" calcext:value-type="float">
            <text:p>46,7196149826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7.5574729442596" calcext:value-type="float">
            <text:p>47,5574729442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50.7630209922791" calcext:value-type="float">
            <text:p>50,76302099227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8.2063958644867" calcext:value-type="float">
            <text:p>48,20639586448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6.2650270462036" calcext:value-type="float">
            <text:p>46,2650270462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72X2048</text:p>
          </table:table-cell>
          <table:table-cell office:value-type="float" office:value="147.467217443" calcext:value-type="float">
            <text:p>147,467217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4608X3072</text:p>
          </table:table-cell>
          <table:table-cell office:value-type="float" office:value="355.714459896088" calcext:value-type="float">
            <text:p>355,714459896088</text:p>
          </table:table-cell>
          <table:table-cell table:number-columns-repeated="1019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X375</text:p>
          </table:table-cell>
          <table:table-cell office:value-type="float" office:value="5.1309061050415" calcext:value-type="float">
            <text:p>5,1309061050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X375</text:p>
          </table:table-cell>
          <table:table-cell office:value-type="float" office:value="4.85499906539917" calcext:value-type="float">
            <text:p>4,854999065399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0X375</text:p>
          </table:table-cell>
          <table:table-cell office:value-type="float" office:value="5.49897718429565" calcext:value-type="float">
            <text:p>5,49897718429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0X375</text:p>
          </table:table-cell>
          <table:table-cell office:value-type="float" office:value="5.11383891105652" calcext:value-type="float">
            <text:p>5,11383891105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X375</text:p>
          </table:table-cell>
          <table:table-cell office:value-type="float" office:value="5.26191401481628" calcext:value-type="float">
            <text:p>5,26191401481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20X1080</text:p>
          </table:table-cell>
          <table:table-cell office:value-type="float" office:value="45.8573520183563" calcext:value-type="float">
            <text:p>45,85735201835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20X1080</text:p>
          </table:table-cell>
          <table:table-cell office:value-type="float" office:value="46.0375649929047" calcext:value-type="float">
            <text:p>46,03756499290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20X1080</text:p>
          </table:table-cell>
          <table:table-cell office:value-type="float" office:value="45.6098639965057" calcext:value-type="float">
            <text:p>45,6098639965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float" office:value="46.3625640869141" calcext:value-type="float">
            <text:p>46,3625640869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0X1080</text:p>
          </table:table-cell>
          <table:table-cell office:value-type="float" office:value="48.2036240100861" calcext:value-type="float">
            <text:p>48,20362401008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72X2048</text:p>
          </table:table-cell>
          <table:table-cell office:value-type="float" office:value="154.983453022" calcext:value-type="float">
            <text:p>154,983453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72X2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4608X3072</text:p>
          </table:table-cell>
          <table:table-cell office:value-type="float" office:value="322.011436939239" calcext:value-type="float">
            <text:p>322,011436939239</text:p>
          </table:table-cell>
          <table:table-cell table:number-columns-repeated="1019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>
        <table:shapes>
          <draw:frame draw:z-index="0" draw:style-name="gr1" draw:text-style-name="P1" svg:width="181.26mm" svg:height="167.53mm" svg:x="114.69mm" svg:y="6.1mm">
            <draw:object draw:notify-on-update-of-ranges="Planilha2.A2:Planilha2.A2 Planilha2.A5:Planilha2.A5 Planilha2.A8:Planilha2.A8 Planilha2.A11:Planilha2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med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2:$Planilha1.D7])" office:value-type="float" office:value="5.09383837381999" calcext:value-type="float">
            <text:p>5,0938383738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8:$Planilha1.D12])" office:value-type="float" office:value="46.9770178318023" calcext:value-type="float">
            <text:p>46,9770178318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13:$Planilha1.D17])" office:value-type="float" office:value="141.068480845" calcext:value-type="float">
            <text:p>141,0684808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25:$Planilha1.D29])" office:value-type="float" office:value="4.84316897392273" calcext:value-type="float">
            <text:p>4,84316897392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30:$Planilha1.D34])" office:value-type="float" office:value="46.0805968284607" calcext:value-type="float">
            <text:p>46,0805968284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35:$Planilha1.D39])" office:value-type="float" office:value="152.72768571" calcext:value-type="float">
            <text:p>152,72768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43:$Planilha1.D47])" office:value-type="float" office:value="5.17822756767273" calcext:value-type="float">
            <text:p>5,17822756767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48:$Planilha1.D52])" office:value-type="float" office:value="47.9023063659668" calcext:value-type="float">
            <text:p>47,90230636596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53:$Planilha1.D57])" office:value-type="float" office:value="147.467217443" calcext:value-type="float">
            <text:p>147,467217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63:$Planilha1.D67])" office:value-type="float" office:value="5.17212705612182" calcext:value-type="float">
            <text:p>5,17212705612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68:$Planilha1.D72])" office:value-type="float" office:value="46.4141938209534" calcext:value-type="float">
            <text:p>46,41419382095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73:$Planilha1.D77])" office:value-type="float" office:value="154.983453022" calcext:value-type="float">
            <text:p>154,9834530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1</text:p>
          </table:table-cell>
          <table:table-cell table:style-name="ce3" office:value-type="string" calcext:value-type="string">
            <text:p>4608X3072</text:p>
          </table:table-cell>
          <table:table-cell table:style-name="ce3" table:formula="of:=AVERAGE([$Planilha1.D18])" office:value-type="float" office:value="307.389292955399" calcext:value-type="float">
            <text:p>307,389292955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40])" office:value-type="float" office:value="322.565080165863" calcext:value-type="float">
            <text:p>322,5650801658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58])" office:value-type="float" office:value="355.714459896088" calcext:value-type="float">
            <text:p>355,7144598960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78])" office:value-type="float" office:value="322.011436939239" calcext:value-type="float">
            <text:p>322,01143693923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/>
          <table:table-cell table:style-name="ce3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1">
        <table:shapes>
          <draw:frame draw:z-index="0" draw:style-name="gr1" draw:text-style-name="P1" svg:width="181.26mm" svg:height="167.54mm" svg:x="171.33mm" svg:y="7.06mm">
            <draw:object draw:notify-on-update-of-ranges="Planilha3.B32:Planilha3.B35 Planilha2.A2:Planilha2.A2 Planilha3.C2:Planilha3.C5 Planilha2.A5:Planilha2.A5 Planilha3.C7:Planilha3.C10 Planilha2.A8:Planilha2.A8 Planilha2.A11:Planilha2.A11 Planilha3.A22:Planilha3.A22 Planilha3.C22:Planilha3.C25 Planilha3.A27:Planilha3.A27 Planilha3.C27:Planilha3.C30 Planilha3.A32:Planilha3.A32 Planilha3.C32:Planilha3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2" table:default-cell-style-name="ce2"/>
        <table:table-column table:style-name="co8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med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2:$Planilha1.D7])" office:value-type="float" office:value="5.09383837381999" calcext:value-type="float">
            <text:p>5,0938383738199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8:$Planilha1.D12])" office:value-type="float" office:value="46.9770178318023" calcext:value-type="float">
            <text:p>46,977017831802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13:$Planilha1.D17])" office:value-type="float" office:value="141.068480845" calcext:value-type="float">
            <text:p>141,0684808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1</text:p>
          </table:table-cell>
          <table:table-cell table:style-name="ce3" office:value-type="string" calcext:value-type="string">
            <text:p>4608X3072</text:p>
          </table:table-cell>
          <table:table-cell table:style-name="ce3" table:formula="of:=AVERAGE([$Planilha1.D18])" office:value-type="float" office:value="307.389292955399" calcext:value-type="float">
            <text:p>307,389292955399</text:p>
          </table:table-cell>
          <table:table-cell table:number-columns-repeated="1021"/>
        </table:table-row>
        <table:table-row table:style-name="ro1">
          <table:table-cell/>
          <table:table-cell table:style-name="ce3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25:$Planilha1.D29])" office:value-type="float" office:value="4.84316897392273" calcext:value-type="float">
            <text:p>4,84316897392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30:$Planilha1.D34])" office:value-type="float" office:value="46.0805968284607" calcext:value-type="float">
            <text:p>46,08059682846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35:$Planilha1.D39])" office:value-type="float" office:value="152.72768571" calcext:value-type="float">
            <text:p>152,727685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style-name="ce3" office:value-type="string" calcext:value-type="string">
            <text:p>4608X3072</text:p>
          </table:table-cell>
          <table:table-cell office:value-type="float" office:value="332.83021803" calcext:value-type="float">
            <text:p>332,83021803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43:$Planilha1.D47])" office:value-type="float" office:value="5.17822756767273" calcext:value-type="float">
            <text:p>5,178227567672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48:$Planilha1.D52])" office:value-type="float" office:value="47.9023063659668" calcext:value-type="float">
            <text:p>47,90230636596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53:$Planilha1.D57])" office:value-type="float" office:value="147.467217443" calcext:value-type="float">
            <text:p>147,4672174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3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58])" office:value-type="float" office:value="355.714459896088" calcext:value-type="float">
            <text:p>355,714459896088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600X375</text:p>
          </table:table-cell>
          <table:table-cell table:formula="of:=AVERAGE([$Planilha1.D63:$Planilha1.D67])" office:value-type="float" office:value="5.17212705612182" calcext:value-type="float">
            <text:p>5,172127056121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1920X1080</text:p>
          </table:table-cell>
          <table:table-cell table:formula="of:=AVERAGE([$Planilha1.D68:$Planilha1.D72])" office:value-type="float" office:value="46.4141938209534" calcext:value-type="float">
            <text:p>46,41419382095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4</text:p>
          </table:table-cell>
          <table:table-cell table:style-name="ce3" office:value-type="string" calcext:value-type="string">
            <text:p>3072X2048</text:p>
          </table:table-cell>
          <table:table-cell table:formula="of:=AVERAGE([$Planilha1.D73:$Planilha1.D77])" office:value-type="float" office:value="154.983453022" calcext:value-type="float">
            <text:p>154,98345302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4</text:p>
          </table:table-cell>
          <table:table-cell table:style-name="ce3" office:value-type="string" calcext:value-type="string">
            <text:p>4608X3072</text:p>
          </table:table-cell>
          <table:table-cell table:formula="of:=AVERAGE([$Planilha1.D78])" office:value-type="float" office:value="322.011436939239" calcext:value-type="float">
            <text:p>322,01143693923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table:style-name="ce7" office:value-type="string" calcext:value-type="string">
            <text:p>v5 - handytrheads</text:p>
          </table:table-cell>
          <table:table-cell table:style-name="ce7" office:value-type="string" calcext:value-type="string">
            <text:p>600X375</text:p>
          </table:table-cell>
          <table:table-cell table:style-name="ce8" office:value-type="float" office:value="8.36814093589783" calcext:value-type="float">
            <text:p>8,36814093589783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</text:p>
          </table:table-cell>
          <table:table-cell table:style-name="ce7" office:value-type="string" calcext:value-type="string">
            <text:p>1920X1080</text:p>
          </table:table-cell>
          <table:table-cell table:style-name="ce8" office:value-type="float" office:value="79.3991839885712" calcext:value-type="float">
            <text:p>79,3991839885712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</text:p>
          </table:table-cell>
          <table:table-cell table:style-name="ce7" office:value-type="string" calcext:value-type="string">
            <text:p>3072X2048</text:p>
          </table:table-cell>
          <table:table-cell table:style-name="ce8" office:value-type="float" office:value="241.088366031647" calcext:value-type="float">
            <text:p>241,088366031647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</text:p>
          </table:table-cell>
          <table:table-cell table:style-name="ce7" office:value-type="string" calcext:value-type="string">
            <text:p>4608X307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2</text:p>
          </table:table-cell>
          <table:table-cell table:style-name="ce7" office:value-type="string" calcext:value-type="string">
            <text:p>600X375</text:p>
          </table:table-cell>
          <table:table-cell table:style-name="ce7" office:value-type="float" office:value="1.48197293281555" calcext:value-type="float">
            <text:p>1,48197293281555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2</text:p>
          </table:table-cell>
          <table:table-cell table:style-name="ce7" office:value-type="string" calcext:value-type="string">
            <text:p>1920X1080</text:p>
          </table:table-cell>
          <table:table-cell table:style-name="ce7" office:value-type="float" office:value="13.948115825653" calcext:value-type="float">
            <text:p>13,948115825653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2</text:p>
          </table:table-cell>
          <table:table-cell table:style-name="ce7" office:value-type="string" calcext:value-type="string">
            <text:p>3072X2048</text:p>
          </table:table-cell>
          <table:table-cell table:style-name="ce7" office:value-type="float" office:value="42.1154391765594" calcext:value-type="float">
            <text:p>42,1154391765594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2</text:p>
          </table:table-cell>
          <table:table-cell table:style-name="ce7" office:value-type="string" calcext:value-type="string">
            <text:p>4608X3072</text:p>
          </table:table-cell>
          <table:table-cell table:style-name="ce7" office:value-type="float" office:value="92.2142791748046" calcext:value-type="float">
            <text:p>92,2142791748046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>
            <text:p>v5 - handytrheads3</text:p>
          </table:table-cell>
          <table:table-cell table:style-name="ce7" office:value-type="string" calcext:value-type="string">
            <text:p>600X375</text:p>
          </table:table-cell>
          <table:table-cell table:style-name="ce8" office:value-type="float" office:value="11.9307029247284" calcext:value-type="float">
            <text:p>11,9307029247284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3</text:p>
          </table:table-cell>
          <table:table-cell table:style-name="ce7" office:value-type="string" calcext:value-type="string">
            <text:p>1920X1080</text:p>
          </table:table-cell>
          <table:table-cell table:style-name="ce8" office:value-type="float" office:value="100.904803991318" calcext:value-type="float">
            <text:p>100,904803991318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3</text:p>
          </table:table-cell>
          <table:table-cell table:style-name="ce7" office:value-type="string" calcext:value-type="string">
            <text:p>3072X2048</text:p>
          </table:table-cell>
          <table:table-cell table:style-name="ce8" office:value-type="float" office:value="401" calcext:value-type="float">
            <text:p>401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v5 - handytrheads3</text:p>
          </table:table-cell>
          <table:table-cell table:style-name="ce7" office:value-type="string" calcext:value-type="string">
            <text:p>4608X3072</text:p>
          </table:table-cell>
          <table:table-cell table:style-name="ce8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6" office:value-type="string" calcext:value-type="string" table:number-columns-spanned="1024" table:number-rows-spanned="3">
            <text:p>luiz@luiz-X751LJ:/media/luiz/sata/Documentos/ciencia_da_computacao/arq 2/projeto1$ python3 main_v4.py -i image5.jpeg -o saida.png -c green</text:p>
            <text:p>Execution Time:  68.69340319300045</text:p>
            <text:p>luiz@luiz-X751LJ:/media/luiz/sata/Documentos/ciencia_da_computacao/arq 2/projeto1$ python3 main_v1.py -i image5.jpeg -o saida.png -c green</text:p>
            <text:p>Execution Time:  69.16207130200019</text:p>
            <text:p>luiz@luiz-X751LJ:/media/luiz/sata/Documentos/ciencia_da_computacao/arq 2/projeto1$ python3 main_v2.py -i image5.jpeg -o saida.png -c green</text:p>
            <text:p>Execution Time:  70.2153093199995</text:p>
            <text:p>luiz@luiz-X751LJ:/media/luiz/sata/Documentos/ciencia_da_computacao/arq 2/projeto1$ python3 main_v3.py -i image5.jpeg -o saida.png -c green</text:p>
            <text:p>Execution Time:  83.38006776700058</text:p>
          </table:table-cell>
          <table:covered-table-cell table:number-columns-repeated="1018"/>
          <table:covered-table-cell table:number-columns-repeated="5" table:style-name="Default"/>
        </table:table-row>
        <table:table-row table:style-name="ro1">
          <table:covered-table-cell table:number-columns-repeated="1024"/>
        </table:table-row>
        <table:table-row table:style-name="ro1">
          <table:covered-table-cell table:number-columns-repeated="102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D78" table:display-filter-buttons="true" table:orientation="column"/>
        <table:database-range table:name="__Anonymous_Sheet_DB__1" table:target-range-address="Planilha2.A1:Planilha2.C1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Planilha3.A1:Planilha3.C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3:36:09.3121440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6:23:13.288818846</meta:creation-date>
    <meta:editing-duration>PT1H43M43S</meta:editing-duration>
    <meta:editing-cycles>13</meta:editing-cycles>
    <meta:generator>LibreOffice/6.0.7.3$Linux_X86_64 LibreOffice_project/00m0$Build-3</meta:generator>
    <dc:date>2019-04-24T13:44:45.082958161</dc:date>
    <meta:document-statistic meta:table-count="3" meta:cell-count="381" meta:object-count="2"/>
    <meta:user-defined meta:name="sheets-banding"/>
    <meta:user-defined meta:name="sheets-original-selection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27cm" svg:height="16.754cm" xlink:href=".." xlink:type="simple" chart:class="chart:line" chart:style-name="ch1">
        <chart:legend chart:legend-position="end" svg:x="16.413cm" svg:y="7.331cm" style:legend-expansion="high" chart:style-name="ch2"/>
        <chart:plot-area chart:style-name="ch3" table:cell-range-address="Planilha2.B11:Planilha2.C13 Planilha2.B15:Planilha2.C15 Planilha2.A2:Planilha2.A2 Planilha2.C2:Planilha2.C10 Planilha2.A5:Planilha2.A5 Planilha1.D40:Planilha1.D40 Planilha2.A8:Planilha2.A8 Planilha2.C17:Planilha2.C18 Planilha2.A11:Planilha2.A11" chart:data-source-has-labels="both" svg:x="-0.013cm" svg:y="0.604cm" svg:width="14.218cm" svg:height="12.539cm">
          <chartooo:coordinate-region svg:x="0.794cm" svg:y="0.803cm" svg:width="12.549cm" svg:height="11.693cm"/>
          <chart:axis chart:dimension="x" chart:name="primary-x" chart:style-name="ch4" chartooo:axis-type="auto">
            <chartooo:date-scale/>
            <chart:categories table:cell-range-address="Planilha2.B11:Planilha2.B13 Planilha2.B15:Planilha2.B15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Planilha2.C2:Planilha2.C4 Planilha2.C15:Planilha2.C15" chart:label-cell-address="Planilha2.A2:Planilha2.A2" chart:class="chart:line">
            <chart:data-point chart:repeated="4"/>
          </chart:series>
          <chart:series chart:attached-axis="primary-y" chart:style-name="ch8" chart:values-cell-range-address="Planilha2.C5:Planilha2.C7 Planilha1.D40:Planilha1.D40" chart:label-cell-address="Planilha2.A5:Planilha2.A5" chart:class="chart:line">
            <chart:data-point chart:repeated="4"/>
          </chart:series>
          <chart:series chart:attached-axis="primary-y" chart:style-name="ch9" chart:values-cell-range-address="Planilha2.C8:Planilha2.C10 Planilha2.C17:Planilha2.C17" chart:label-cell-address="Planilha2.A8:Planilha2.A8" chart:class="chart:line">
            <chart:data-point chart:repeated="4"/>
          </chart:series>
          <chart:series chart:attached-axis="primary-y" chart:style-name="ch10" chart:values-cell-range-address="Planilha2.C11:Planilha2.C13 Planilha2.C18:Planilha2.C18" chart:label-cell-address="Planilha2.A11:Planilha2.A1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Planilha2.A2:Planilha2.A2</svg:desc>
                </draw:g>
              </table:table-cell>
              <table:table-cell office:value-type="string">
                <text:p>v2</text:p>
                <draw:g>
                  <svg:desc>Planilha2.A5:Planilha2.A5</svg:desc>
                </draw:g>
              </table:table-cell>
              <table:table-cell office:value-type="string">
                <text:p>v3</text:p>
                <draw:g>
                  <svg:desc>Planilha2.A8:Planilha2.A8</svg:desc>
                </draw:g>
              </table:table-cell>
              <table:table-cell office:value-type="string">
                <text:p>v4</text:p>
                <draw:g>
                  <svg:desc>Planilha2.A11:Planilha2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0X375</text:p>
                <draw:g>
                  <svg:desc>Planilha2.B11:Planilha2.B13 Planilha2.B15:Planilha2.B15</svg:desc>
                </draw:g>
              </table:table-cell>
              <table:table-cell office:value-type="float" office:value="5.09383837381999">
                <text:p>5.09383837381999</text:p>
                <draw:g>
                  <svg:desc>Planilha2.C2:Planilha2.C4 Planilha2.C15:Planilha2.C15</svg:desc>
                </draw:g>
              </table:table-cell>
              <table:table-cell office:value-type="float" office:value="4.84316897392273">
                <text:p>4.84316897392273</text:p>
                <draw:g>
                  <svg:desc>Planilha2.C5:Planilha2.C7 Planilha1.D40:Planilha1.D40</svg:desc>
                </draw:g>
              </table:table-cell>
              <table:table-cell office:value-type="float" office:value="5.17822756767273">
                <text:p>5.17822756767273</text:p>
                <draw:g>
                  <svg:desc>Planilha2.C8:Planilha2.C10 Planilha2.C17:Planilha2.C17</svg:desc>
                </draw:g>
              </table:table-cell>
              <table:table-cell office:value-type="float" office:value="5.17212705612182">
                <text:p>5.17212705612182</text:p>
                <draw:g>
                  <svg:desc>Planilha2.C11:Planilha2.C13 Planilha2.C18:Planilha2.C18</svg:desc>
                </draw:g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46.9770178318023">
                <text:p>46.9770178318023</text:p>
              </table:table-cell>
              <table:table-cell office:value-type="float" office:value="46.0805968284607">
                <text:p>46.0805968284607</text:p>
              </table:table-cell>
              <table:table-cell office:value-type="float" office:value="47.9023063659668">
                <text:p>47.9023063659668</text:p>
              </table:table-cell>
              <table:table-cell office:value-type="float" office:value="46.4141938209534">
                <text:p>46.4141938209534</text:p>
              </table:table-cell>
            </table:table-row>
            <table:table-row>
              <table:table-cell office:value-type="string">
                <text:p>3072X2048</text:p>
              </table:table-cell>
              <table:table-cell office:value-type="float" office:value="141.068480845">
                <text:p>141.068480845</text:p>
              </table:table-cell>
              <table:table-cell office:value-type="float" office:value="152.72768571">
                <text:p>152.72768571</text:p>
              </table:table-cell>
              <table:table-cell office:value-type="float" office:value="147.467217443">
                <text:p>147.467217443</text:p>
              </table:table-cell>
              <table:table-cell office:value-type="float" office:value="154.983453022">
                <text:p>154.983453022</text:p>
              </table:table-cell>
            </table:table-row>
            <table:table-row>
              <table:table-cell office:value-type="string">
                <text:p>4608X3072</text:p>
              </table:table-cell>
              <table:table-cell office:value-type="float" office:value="307.389292955399">
                <text:p>307.389292955399</text:p>
              </table:table-cell>
              <table:table-cell office:value-type="float" office:value="322.565080165863">
                <text:p>322.565080165863</text:p>
              </table:table-cell>
              <table:table-cell office:value-type="float" office:value="355.714459896088">
                <text:p>355.714459896088</text:p>
              </table:table-cell>
              <table:table-cell office:value-type="float" office:value="322.011436939239">
                <text:p>322.0114369392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127cm" svg:height="16.755cm" xlink:href=".." xlink:type="simple" chart:class="chart:line" chart:style-name="ch1">
        <chart:legend chart:legend-position="end" svg:x="13.846cm" svg:y="6.584cm" style:legend-expansion="high" chart:style-name="ch2"/>
        <chart:plot-area chart:style-name="ch3" table:cell-range-address="Planilha3.B32:Planilha3.C35 Planilha2.A2:Planilha2.A2 Planilha3.C2:Planilha3.C5 Planilha2.A5:Planilha2.A5 Planilha3.C7:Planilha3.C10 Planilha2.A8:Planilha2.A8 Planilha2.C8:Planilha2.C13 Planilha2.C17:Planilha2.C18 Planilha2.A11:Planilha2.A11 Planilha3.A22:Planilha3.A22 Planilha3.C22:Planilha3.C25 Planilha3.A27:Planilha3.A27 Planilha3.C27:Planilha3.C30 Planilha3.A32:Planilha3.A32" chart:data-source-has-labels="both" svg:x="-0.013cm" svg:y="0.604cm" svg:width="14.218cm" svg:height="12.539cm">
          <chartooo:coordinate-region svg:x="0.794cm" svg:y="0.803cm" svg:width="12.549cm" svg:height="11.693cm"/>
          <chart:axis chart:dimension="x" chart:name="primary-x" chart:style-name="ch4" chartooo:axis-type="auto">
            <chartooo:date-scale/>
            <chart:categories table:cell-range-address="Planilha3.B32:Planilha3.B3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3.C2:Planilha3.C5" chart:label-cell-address="Planilha2.A2:Planilha2.A2" chart:class="chart:line">
            <chart:data-point chart:repeated="4"/>
          </chart:series>
          <chart:series chart:attached-axis="primary-y" chart:style-name="ch9" chart:values-cell-range-address="Planilha3.C7:Planilha3.C10" chart:label-cell-address="Planilha2.A5:Planilha2.A5" chart:class="chart:line">
            <chart:data-point chart:repeated="4"/>
          </chart:series>
          <chart:series chart:attached-axis="primary-y" chart:style-name="ch10" chart:values-cell-range-address="Planilha2.C8:Planilha2.C10 Planilha2.C17:Planilha2.C17" chart:label-cell-address="Planilha2.A8:Planilha2.A8" chart:class="chart:line">
            <chart:data-point chart:repeated="4"/>
          </chart:series>
          <chart:series chart:attached-axis="primary-y" chart:style-name="ch11" chart:values-cell-range-address="Planilha2.C11:Planilha2.C13 Planilha2.C18:Planilha2.C18" chart:label-cell-address="Planilha2.A11:Planilha2.A11" chart:class="chart:line">
            <chart:data-point chart:repeated="4"/>
          </chart:series>
          <chart:series chart:attached-axis="primary-y" chart:style-name="ch12" chart:values-cell-range-address="Planilha3.C22:Planilha3.C25" chart:label-cell-address="Planilha3.A22:Planilha3.A22" chart:class="chart:line">
            <chart:data-point chart:repeated="4"/>
          </chart:series>
          <chart:series chart:attached-axis="primary-y" chart:style-name="ch13" chart:values-cell-range-address="Planilha3.C27:Planilha3.C30" chart:label-cell-address="Planilha3.A27:Planilha3.A27" chart:class="chart:line">
            <chart:data-point chart:repeated="4"/>
          </chart:series>
          <chart:series chart:attached-axis="primary-y" chart:style-name="ch14" chart:values-cell-range-address="Planilha3.C32:Planilha3.C35" chart:label-cell-address="Planilha3.A32:Planilha3.A32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Planilha2.A2:Planilha2.A2</svg:desc>
                </draw:g>
              </table:table-cell>
              <table:table-cell office:value-type="string">
                <text:p>v2</text:p>
                <draw:g>
                  <svg:desc>Planilha2.A5:Planilha2.A5</svg:desc>
                </draw:g>
              </table:table-cell>
              <table:table-cell office:value-type="string">
                <text:p>v3</text:p>
                <draw:g>
                  <svg:desc>Planilha2.A8:Planilha2.A8</svg:desc>
                </draw:g>
              </table:table-cell>
              <table:table-cell office:value-type="string">
                <text:p>v4</text:p>
                <draw:g>
                  <svg:desc>Planilha2.A11:Planilha2.A11</svg:desc>
                </draw:g>
              </table:table-cell>
              <table:table-cell office:value-type="string">
                <text:p>v5 - handytrheads</text:p>
                <draw:g>
                  <svg:desc>Planilha3.A22:Planilha3.A22</svg:desc>
                </draw:g>
              </table:table-cell>
              <table:table-cell office:value-type="string">
                <text:p>v5 - handytrheads2</text:p>
                <draw:g>
                  <svg:desc>Planilha3.A27:Planilha3.A27</svg:desc>
                </draw:g>
              </table:table-cell>
              <table:table-cell office:value-type="string">
                <text:p>v5 - handytrheads3</text:p>
                <draw:g>
                  <svg:desc>Planilha3.A32:Planilha3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0X375</text:p>
                <draw:g>
                  <svg:desc>Planilha3.B32:Planilha3.B35</svg:desc>
                </draw:g>
              </table:table-cell>
              <table:table-cell office:value-type="float" office:value="5.09383837381999">
                <text:p>5.09383837381999</text:p>
                <draw:g>
                  <svg:desc>Planilha3.C2:Planilha3.C5</svg:desc>
                </draw:g>
              </table:table-cell>
              <table:table-cell office:value-type="float" office:value="4.84316897392273">
                <text:p>4.84316897392273</text:p>
                <draw:g>
                  <svg:desc>Planilha3.C7:Planilha3.C10</svg:desc>
                </draw:g>
              </table:table-cell>
              <table:table-cell office:value-type="float" office:value="5.17822756767273">
                <text:p>5.17822756767273</text:p>
                <draw:g>
                  <svg:desc>Planilha2.C8:Planilha2.C10 Planilha2.C17:Planilha2.C17</svg:desc>
                </draw:g>
              </table:table-cell>
              <table:table-cell office:value-type="float" office:value="5.17212705612182">
                <text:p>5.17212705612182</text:p>
                <draw:g>
                  <svg:desc>Planilha2.C11:Planilha2.C13 Planilha2.C18:Planilha2.C18</svg:desc>
                </draw:g>
              </table:table-cell>
              <table:table-cell office:value-type="float" office:value="8.36814093589783">
                <text:p>8.36814093589783</text:p>
                <draw:g>
                  <svg:desc>Planilha3.C22:Planilha3.C25</svg:desc>
                </draw:g>
              </table:table-cell>
              <table:table-cell office:value-type="float" office:value="1.48197293281555">
                <text:p>1.48197293281555</text:p>
                <draw:g>
                  <svg:desc>Planilha3.C27:Planilha3.C30</svg:desc>
                </draw:g>
              </table:table-cell>
              <table:table-cell office:value-type="float" office:value="11.9307029247284">
                <text:p>11.9307029247284</text:p>
                <draw:g>
                  <svg:desc>Planilha3.C32:Planilha3.C35</svg:desc>
                </draw:g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46.9770178318023">
                <text:p>46.9770178318023</text:p>
              </table:table-cell>
              <table:table-cell office:value-type="float" office:value="46.0805968284607">
                <text:p>46.0805968284607</text:p>
              </table:table-cell>
              <table:table-cell office:value-type="float" office:value="47.9023063659668">
                <text:p>47.9023063659668</text:p>
              </table:table-cell>
              <table:table-cell office:value-type="float" office:value="46.4141938209534">
                <text:p>46.4141938209534</text:p>
              </table:table-cell>
              <table:table-cell office:value-type="float" office:value="79.3991839885712">
                <text:p>79.3991839885712</text:p>
              </table:table-cell>
              <table:table-cell office:value-type="float" office:value="13.948115825653">
                <text:p>13.948115825653</text:p>
              </table:table-cell>
              <table:table-cell office:value-type="float" office:value="100.904803991318">
                <text:p>100.904803991318</text:p>
              </table:table-cell>
            </table:table-row>
            <table:table-row>
              <table:table-cell office:value-type="string">
                <text:p>3072X2048</text:p>
              </table:table-cell>
              <table:table-cell office:value-type="float" office:value="141.068480845">
                <text:p>141.068480845</text:p>
              </table:table-cell>
              <table:table-cell office:value-type="float" office:value="152.72768571">
                <text:p>152.72768571</text:p>
              </table:table-cell>
              <table:table-cell office:value-type="float" office:value="147.467217443">
                <text:p>147.467217443</text:p>
              </table:table-cell>
              <table:table-cell office:value-type="float" office:value="154.983453022">
                <text:p>154.983453022</text:p>
              </table:table-cell>
              <table:table-cell office:value-type="float" office:value="241.088366031647">
                <text:p>241.088366031647</text:p>
              </table:table-cell>
              <table:table-cell office:value-type="float" office:value="42.1154391765594">
                <text:p>42.115439176559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608X3072</text:p>
              </table:table-cell>
              <table:table-cell office:value-type="float" office:value="307.389292955399">
                <text:p>307.389292955399</text:p>
              </table:table-cell>
              <table:table-cell office:value-type="float" office:value="332.83021803">
                <text:p>332.83021803</text:p>
              </table:table-cell>
              <table:table-cell office:value-type="float" office:value="355.714459896088">
                <text:p>355.714459896088</text:p>
              </table:table-cell>
              <table:table-cell office:value-type="float" office:value="322.011436939239">
                <text:p>322.011436939239</text:p>
              </table:table-cell>
              <table:table-cell office:value-type="float" office:value="NaN">
                <text:p>NaN</text:p>
              </table:table-cell>
              <table:table-cell office:value-type="float" office:value="92.2142791748046">
                <text:p>92.21427917480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